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2.0 is ready for Download! (Always BETA*)</text:p>
      <text:p text:style-name="Standard"/>
      <text:p text:style-name="Standard">OxygenOffice Professional 2.2.0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Near 3,300 graphics are included, both clip art and photos. These pictures are integrated into the gallery and can easily be placed into any OxygenOffice document. Several templates and sample documents are included, as well as over 90 fonts. The extras are in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aedia Wikipedia, are also included. An enhanced help menu, addtional User's Manual, and the enabled extended tips are great to help beginners get started using OxygenOffice Professional.</text:p>
      <text:p text:style-name="Standard"/>
      <text:p text:style-name="Standard">OxygenOffice Professional is based on OpenOffice.org 2.2.0 <text:s/>This latest and greatest version has new functions like enhanced PDF management and direct export to LaTex. <text:s/>The OxygenOffice Professional <text:s/>team of internatioan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You can download OxygenOffice Professional 2.2.0 from here:</text:p>
      <text:p text:style-name="Standard">https://sourceforge.net/project/showfiles.php?group_id=170021</text:p>
      <text:p text:style-name="Standard"/>
      <text:p text:style-name="Standard">Homepage:</text:p>
      <text:p text:style-name="Standard">https://sourceforge.net/projects/ooop/</text:p>
      <text:p text:style-name="Standard"/>
      <text:p text:style-name="Standard">Available language versions:</text:p>
      <text:p text:style-name="Standard">Hungarian (HU), English (EN-US), German (DE), Italian (IT), French (FR), Turkish (TR), Georgian (KA) and a special 5in1 language version with Hungarian, English, German, Italian, French for Windows.</text:p>
      <text:p text:style-name="Standard"/>
      <text:p text:style-name="Standard">Supported platforms:</text:p>
      <text:p text:style-name="Standard">Linux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Professional, here are a few of the ways you can get involved:</text:p>
      <text:p text:style-name="Standard"/>
      <text:p text:style-name="Standard">Translators - translate the resource files to your language and send it them back to me</text:p>
      <text:p text:style-name="Standard">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text:p>
      <text:p text:style-name="Standard">Gallery submitters/coordinators/organisers - Send me a free galleries or images (mainly in vector based format) also a good quality SVG-&gt;WMF converter may be interesting...</text:p>
      <text:p text:style-name="Standard">Builders - to build OxygenOffice Professional with other language – We can do it, but I have only one machine</text:p>
      <text:p text:style-name="Standard">Programmers - to develop a new ideas, make it better</text:p>
      <text:p text:style-name="Standard">Voters - If you find it useful you can vote for integration:</text:p>
      <text:p text:style-name="Standard"/>
      <text:p text:style-name="Standard">62405 / OpenOffice.org Premium integration – Gallery (1/4)</text:p>
      <text:p text:style-name="Standard">http://qa.openoffice.org/issues/show_bug.cgi?id=62405</text:p>
      <text:p text:style-name="Standard"/>
      <text:p text:style-name="Standard">62406 / OpenOffice.org Premium integration – Fonts (2/4)</text:p>
      <text:p text:style-name="Standard">http://qa.openoffice.org/issues/show_bug.cgi?id=62406</text:p>
      <text:p text:style-name="Standard"/>
      <text:p text:style-name="Standard">62407 / OpenOffice.org Premium integration – Templates (3/4)</text:p>
      <text:p text:style-name="Standard">http://qa.openoffice.org/issues/show_bug.cgi?id=62407</text:p>
      <text:p text:style-name="Standard"/>
      <text:p text:style-name="Standard">62408 / OpenOffice.org Premium integration – Samples (4/4)</text:p>
      <text:p text:style-name="Standard">http://qa.openoffice.org/issues/show_bug.cgi?id=62408</text:p>
      <text:p text:style-name="Standard"/>
      <text:p text:style-name="Standard"/>
      <text:p text:style-name="Standard">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
      <text:p text:style-name="Standard">Version 2 - another first for OpenOffice.org</text:p>
      <text:p text:style-name="Standard"/>
      <text:p text:style-name="Standard">OpenOffice.org Version 1 was the first product to deliver the benefits of open source software to mass-market users, delivering essential everyday software tools completely free of charge. Translated into over 60 languages, available on all major computing platforms (Microsoft Windows, Mac OS X X11, GNU/Linux, Solaris), OpenOffice.org Version 1 is now in use by tens of millions of delighted users worldwide.</text:p>
      <text:p text:style-name="Standard"/>
      <text:p text:style-name="Standard">With Version 2, it gets even better:</text:p>
      <text:p text:style-name="Standard"/>
      <text:p text:style-name="Standard"><text:s text:c="4"/>* the first office suite to use the new OASIS OpenDocument format, the future-proof international standard for office software (ISO/IEC 26300) </text:p>
      <text:p text:style-name="Standard"><text:s text:c="4"/>* easier to install, with a whole new look and feel, matched to the type of computer in use</text:p>
      <text:p text:style-name="Standard"><text:s text:c="4"/>* more intuitive, more easy to use than ever, with a host of new usability features</text:p>
      <text:p text:style-name="Standard"><text:s text:c="4"/>* introducing a major new component, Base: an easy-to-use database manager with a fully integrated database</text:p>
      <text:p text:style-name="Standard"><text:s text:c="4"/>* more compatible with other software packages – now understands even obscure and rarely used features in major competitors</text:p>
      <text:p text:style-name="Standard"/>
      <text:p text:style-name="Standard">But the licence is still the same: you may download OpenOffice.org Version 2 completely free of any licence fees, use it for any purpose– private, educational, government and public administration, commercial – and pass on copies free of charge to family, friends, students, employees, etc.</text:p>
      <text:p text:style-name="Standard"/>
      <text:p text:style-name="Standard"/>
      <text:p text:style-name="Standard">What’s so great about OpenOffice.org?</text:p>
      <text:p text:style-name="Standard"/>
      <text:p text:style-name="Standard">As the name suggests, OpenOffice.org is the most open office suite available:</text:p>
      <text:p text:style-name="Standard"><text:s text:c="4"/>* no commercial licences or software compliance issues to worry about</text:p>
      <text:p text:style-name="Standard"><text:s text:c="4"/>* no language barriers - if it’s not yet available in your language, the chances are it will be soon</text:p>
      <text:p text:style-name="Standard"><text:s text:c="4"/>* available on all major computing platforms</text:p>
      <text:p text:style-name="Standard"><text:s text:c="4"/>* the first office suite to comply with the OASIS OpenDocument format</text:p>
      <text:p text:style-name="Standard"><text:s text:c="4"/>* the source code for the software is freely available under a full OSI certified licence</text:p>
      <text:p text:style-name="Standard"/>
      <text:p text:style-name="Standard"/>
      <text:p text:style-name="Standard">OpenOffice.org is synonymous with quality</text:p>
      <text:p text:style-name="Standard"/>
      <text:p text:style-name="Standard"><text:s text:c="4"/>* the roots of OpenOffice.org go back twenty years, creating a huge wealth of experience</text:p>
      <text:p text:style-name="Standard"><text:s text:c="4"/>* hundreds of thousands of users have participated in the beta testing of version 2</text:p>
      <text:p text:style-name="Standard"><text:s text:c="4"/>* with a fully open development process, OpenOffice.org has nothing to hide - the product stands or falls on its reputation</text:p>
      <text:p text:style-name="Standard"/>
      <text:p text:style-name="Standard"/>
      <text:p text:style-name="Standard">OpenOffice.org is friendly</text:p>
      <text:p text:style-name="Standard"/>
      <text:p text:style-name="Standard"><text:s text:c="4"/>* the software looks and feels familiar and is instantly usable by anyone who has used a competitive product</text:p>
      <text:p text:style-name="Standard"><text:s text:c="4"/>* it’s easy to change to OpenOffice.org - the software reads all major competitors’ files</text:p>
      <text:p text:style-name="Standard"><text:s text:c="4"/>*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and sort it, filter it, and produce subtotals and statistical analyses. Use previews to select from thirteen categories of 2-D and 3-D charts including line, area, column, pie, XY, stock and net with dozens of variants.</text:p>
      <text:p text:style-name="Standard"/>
      <text:p text:style-name="Standard">IMPRESS is the fastest, most powerful way to create effective multimedia presentations. Your 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P1"/>
      <text:p text:style-name="Standard"/>
      <text:p text:style-name="Standard">Change log:</text:p>
      <text:p text:style-name="Standard">* OpenOffice.org related things - http://development.openoffice.org/releases/2.2.0.html</text:p>
      <text:p text:style-name="Standard">Enhanced capabilities of running <text:s/>Excel's Visual Basic for Application (VBA) macros in Calc (for testing)</text:p>
      <text:p text:style-name="Standard">* Updated hatching palette</text:p>
      <text:p text:style-name="Standard">* Updated lines palette</text:p>
      <text:p text:style-name="Standard">* Updated color-palette</text:p>
      <text:p text:style-name="Standard">* New 3D ClipArts created with Draw</text:p>
      <text:p text:style-name="Standard"/>
      <text:p text:style-name="Standard">Note for Linux users:</text:p>
      <text:p text:style-name="Standard">We are working on Linux version too. We have working version of it in 2.2.0 (recalled) area but it requires to high version of system libraries. Of course such brand new systems like Ubuntu 7.0.4 can work with it. Please test it on your distro and report your findings at the Forum. Thank you in adv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gentK</meta:initial-creator>
    <meta:creation-date>2007-04-29T07:14:07</meta:creation-date>
    <dc:creator>AgentK</dc:creator>
    <dc:date>2007-04-30T09:10:50</dc:date>
    <dc:language>en-US</dc:language>
    <meta:editing-cycles>3</meta:editing-cycles>
    <meta:editing-duration>PT3H34M14S</meta:editing-duration>
    <meta:user-defined meta:name="Info 1"/>
    <meta:user-defined meta:name="Info 2"/>
    <meta:user-defined meta:name="Info 3"/>
    <meta:user-defined meta:name="Info 4"/>
    <meta:document-statistic meta:table-count="0" meta:image-count="0" meta:object-count="0" meta:page-count="5" meta:paragraph-count="75" meta:word-count="1391" meta:character-count="9280"/>
  </office:meta>
</office:document-meta>
</file>